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A Letter To Myself.</text:p>
      <text:p text:style-name="Normal"/>
      <text:p text:style-name="Normal">Hi, Dear Self. </text:p>
      <text:p text:style-name="Normal">It's me speaking, and I'm here for a reason today. I will say “See You” to writing. For a while, I'll be gone. For a while, I won't write. For a while, I'll repay my debts. To myself and to this world. I will be studying, seriously. As seriously as I can. I don't care about university, nor about AI. But I will study, I will grow up, I will become stronger. I want to do this because I don't want to run away. My situation in university is shit. I have a lot of stuff to catch up on. And that's why I badly want to just quit university, so that I get rid of all of that luggage free of charge, so that my mistakes, my past mistakes, they don't weigh on me. </text:p>
      <text:p text:style-name="Normal">I don't want that. I don't want to grow up with that in my heart. I don't want to become the kind of person who does that. I do not know what kind of person you are, but I know what kind of person I don't want to be. I do not know what kind of person I want to be, but I know who I don't want to be. So, I won't run away. These mistakes, they're all mine. Everything I have to catch up on, I'll do my best to catch up on. Then, I'll have earned my freedom. My freedom to write. Then, I'll have grown tiny wings, tiny wings of fire. </text:p>
      <text:p text:style-name="Normal">I'm not sure why I write this. It's a letter to myself. To my future self? No, I think it's to my current self. To you, that person is the past. To me, that person is everything. He's my hope, my present, and my future will be built on him, on his choices. On our choices. On my choices. This me, who's still young, this me, who's still immature, this me, who's so childish. And this me, who's so strong. My entire life is in my hands. Ad I won't run away. That debt, every last debt I have that's dragging me down, I'll repay them. My freedom, I'll earn it, with my own two hands. I will write. I will. </text:p>
      <text:p text:style-name="Normal">I do not know for how long I'll be gone. I do not even know how far I'll go, whether I'll give up. I know I don't want to be the kind of person who makes this kind of declaration and then gives up. That's lame. But I know I can be lame. And I know I have the strength to not give up. I can have it. こんな私の未熟な手紙を、読んでくれてどうもありがとうね。</text:p>
      <text:p text:style-name="Normal">That song will be under lock starting today. It will be unlocked the day I earn my freedom. I do not know what that means... There it is, trying to set yourself a way out. You will have earned it when you have repaid all your debts. All of them, and nothing less. All of them, and nothing less. </text:p>
      <text:p text:style-name="Normal">Until you are free, you will say “See you” to writing. I will be free. This is my declaration. I will grow up, and I will be free. Until then, see you. Until then, seal this letter. </text:p>
      <text:p text:style-name="Normal">See you, my dear self. What kind of person are you, my dear future self.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